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keep-with-next="always" fo:break-before="page"/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/>
    </style:style>
    <style:style style:name="T2" style:parent-style-name="Standardnípísmoodstavce" style:family="text">
      <style:text-properties style:font-name="Arial" style:font-name-complex="Arial" fo:font-style="italic" style:font-style-asian="italic" style:font-style-complex="italic" fo:font-size="16pt" style:font-size-asian="16pt"/>
    </style:style>
    <style:style style:name="P3" style:parent-style-name="Normální" style:family="paragraph">
      <style:paragraph-properties fo:text-align="center"/>
      <style:text-properties style:font-name="Arial" style:font-name-complex="Arial" fo:letter-spacing="0.0138in" fo:font-size="16pt" style:font-size-asian="16pt" style:font-size-complex="16pt"/>
    </style:style>
    <style:style style:name="P4" style:parent-style-name="Normální" style:family="paragraph">
      <style:paragraph-properties fo:text-align="end"/>
      <style:text-properties style:font-name="Arial" style:font-name-complex="Arial"/>
    </style:style>
    <style:style style:name="P5" style:parent-style-name="Normální" style:family="paragraph">
      <style:paragraph-properties fo:text-align="center" fo:margin-left="2.95in" fo:text-indent="0.4916in">
        <style:tab-stops/>
      </style:paragraph-properties>
      <style:text-properties style:font-name="Arial" style:font-name-complex="Arial"/>
    </style:style>
    <style:style style:name="P6" style:parent-style-name="Normální" style:family="paragraph">
      <style:paragraph-properties fo:text-align="center" fo:margin-left="2.95in" fo:text-indent="0.4916in">
        <style:tab-stops/>
      </style:paragraph-properties>
      <style:text-properties style:font-name="Arial" style:font-name-complex="Arial"/>
    </style:style>
    <style:style style:name="P7" style:parent-style-name="Normální" style:family="paragraph">
      <style:paragraph-properties fo:text-align="end"/>
      <style:text-properties style:font-name="Arial" style:font-name-complex="Arial"/>
    </style:style>
    <style:style style:name="P8" style:parent-style-name="Normální" style:family="paragraph">
      <style:paragraph-properties fo:text-align="justify"/>
      <style:text-properties style:font-name="Arial" style:font-name-complex="Arial"/>
    </style:style>
    <style:style style:name="P9" style:parent-style-name="Normální" style:family="paragraph">
      <style:paragraph-properties fo:text-align="justify"/>
      <style:text-properties style:font-name="Arial" style:font-name-complex="Arial"/>
    </style:style>
    <style:style style:name="P10" style:parent-style-name="Normální" style:family="paragraph">
      <style:paragraph-properties fo:text-align="justify"/>
      <style:text-properties style:font-name="Arial" style:font-name-complex="Arial"/>
    </style:style>
    <style:style style:name="P11" style:parent-style-name="Normální" style:family="paragraph">
      <style:paragraph-properties fo:text-align="justify"/>
      <style:text-properties style:font-name="Arial" style:font-name-complex="Arial"/>
    </style:style>
    <style:style style:name="P12" style:parent-style-name="Normální" style:family="paragraph">
      <style:paragraph-properties style:text-autospace="none" fo:text-align="justify" fo:text-indent="0.4916in"/>
      <style:text-properties style:font-name="Arial" style:font-name-complex="Arial"/>
    </style:style>
    <style:style style:name="P13" style:parent-style-name="Normální" style:family="paragraph">
      <style:paragraph-properties style:text-autospace="none" fo:text-align="justify" fo:text-indent="0.4916in"/>
      <style:text-properties style:font-name="Arial" style:font-name-complex="Arial"/>
    </style:style>
    <style:style style:name="P14" style:parent-style-name="Normální" style:family="paragraph">
      <style:paragraph-properties style:text-autospace="none" fo:text-align="justify" fo:text-indent="0.4916in"/>
      <style:text-properties style:font-name="Arial" style:font-name-complex="Arial"/>
    </style:style>
    <style:style style:name="P15" style:parent-style-name="Normální" style:family="paragraph">
      <style:paragraph-properties style:text-autospace="none" fo:text-align="justify" fo:text-indent="0.4916in"/>
      <style:text-properties style:font-name="Arial" style:font-name-complex="Arial"/>
    </style:style>
    <style:style style:name="P16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7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8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9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0" style:parent-style-name="Normální" style:family="paragraph">
      <style:paragraph-properties fo:text-align="justify" fo:text-indent="0.4916in"/>
    </style:style>
    <style:style style:name="T21" style:parent-style-name="Standardnípísmoodstavce" style:family="text">
      <style:text-properties style:font-name="Arial" style:font-name-complex="Arial"/>
    </style:style>
    <style:style style:name="T22" style:parent-style-name="Standardnípísmoodstavce" style:family="text">
      <style:text-properties style:font-name="Arial" style:font-name-complex="Arial" fo:font-weight="bold" style:font-weight-asian="bold"/>
    </style:style>
    <style:style style:name="T23" style:parent-style-name="Standardnípísmoodstavce" style:family="text">
      <style:text-properties style:font-name="Arial" style:font-name-complex="Arial" fo:font-weight="bold" style:font-weight-asian="bold"/>
    </style:style>
    <style:style style:name="T24" style:parent-style-name="Standardnípísmoodstavce" style:family="text">
      <style:text-properties style:font-name="Arial" style:font-name-complex="Arial" fo:font-weight="bold" style:font-weight-asian="bold"/>
    </style:style>
    <style:style style:name="T25" style:parent-style-name="Standardnípísmoodstavce" style:family="text">
      <style:text-properties style:font-name="Arial" style:font-name-complex="Arial" fo:font-weight="bold" style:font-weight-asian="bold"/>
    </style:style>
    <style:style style:name="T26" style:parent-style-name="Standardnípísmoodstavce" style:family="text">
      <style:text-properties style:font-name="Arial" style:font-name-complex="Arial" fo:font-weight="bold" style:font-weight-asian="bold"/>
    </style:style>
    <style:style style:name="T27" style:parent-style-name="Standardnípísmoodstavce" style:family="text">
      <style:text-properties style:font-name="Arial" style:font-name-complex="Arial" fo:font-weight="bold" style:font-weight-asian="bold"/>
    </style:style>
    <style:style style:name="T28" style:parent-style-name="Standardnípísmoodstavce" style:family="text">
      <style:text-properties style:font-name="Arial" style:font-name-complex="Arial" fo:font-weight="bold" style:font-weight-asian="bold"/>
    </style:style>
    <style:style style:name="T29" style:parent-style-name="Standardnípísmoodstavce" style:family="text">
      <style:text-properties style:font-name="Arial" style:font-name-complex="Arial" fo:font-weight="bold" style:font-weight-asian="bold"/>
    </style:style>
    <style:style style:name="T30" style:parent-style-name="Standardnípísmoodstavce" style:family="text">
      <style:text-properties style:font-name="Arial" style:font-name-complex="Arial" fo:font-weight="bold" style:font-weight-asian="bold"/>
    </style:style>
    <style:style style:name="T31" style:parent-style-name="Standardnípísmoodstavce" style:family="text">
      <style:text-properties style:font-name="Arial" style:font-name-complex="Arial" fo:font-weight="bold" style:font-weight-asian="bold"/>
    </style:style>
    <style:style style:name="P32" style:parent-style-name="Normální" style:family="paragraph">
      <style:paragraph-properties fo:text-align="justify" fo:text-indent="0.4916in"/>
      <style:text-properties style:font-name="Arial" style:font-name-complex="Arial" fo:font-weight="bold" style:font-weight-asian="bold"/>
    </style:style>
    <style:style style:name="P33" style:parent-style-name="Normální" style:family="paragraph">
      <style:paragraph-properties fo:text-align="justify" fo:text-indent="0.4916in"/>
    </style:style>
    <style:style style:name="T34" style:parent-style-name="Standardnípísmoodstavce" style:family="text">
      <style:text-properties style:font-name="Arial" style:font-name-complex="Arial"/>
    </style:style>
    <style:style style:name="T35" style:parent-style-name="Standardnípísmoodstavce" style:family="text">
      <style:text-properties style:font-name="Arial" style:font-name-complex="Arial"/>
    </style:style>
    <style:style style:name="T36" style:parent-style-name="Standardnípísmoodstavce" style:family="text">
      <style:text-properties style:font-name="Arial" style:font-name-complex="Arial"/>
    </style:style>
    <style:style style:name="T37" style:parent-style-name="Standardnípísmoodstavce" style:family="text">
      <style:text-properties style:font-name="Arial" style:font-name-complex="Arial"/>
    </style:style>
    <style:style style:name="T38" style:parent-style-name="Standardnípísmoodstavce" style:family="text">
      <style:text-properties style:font-name="Arial" style:font-name-complex="Arial"/>
    </style:style>
    <style:style style:name="T39" style:parent-style-name="Standardnípísmoodstavce" style:family="text">
      <style:text-properties style:font-name="Arial" style:font-name-complex="Arial"/>
    </style:style>
    <style:style style:name="T40" style:parent-style-name="Standardnípísmoodstavce" style:family="text">
      <style:text-properties style:font-name="Arial" style:font-name-complex="Arial"/>
    </style:style>
    <style:style style:name="T41" style:parent-style-name="Standardnípísmoodstavce" style:family="text">
      <style:text-properties style:font-name="Arial" style:font-name-complex="Arial"/>
    </style:style>
    <style:style style:name="T42" style:parent-style-name="Standardnípísmoodstavce" style:family="text">
      <style:text-properties style:font-name="Arial" style:font-name-complex="Arial"/>
    </style:style>
    <style:style style:name="T43" style:parent-style-name="Standardnípísmoodstavce" style:family="text">
      <style:text-properties style:font-name="Arial" style:font-name-complex="Arial"/>
    </style:style>
    <style:style style:name="T44" style:parent-style-name="Standardnípísmoodstavce" style:family="text">
      <style:text-properties style:font-name="Arial" style:font-name-complex="Arial"/>
    </style:style>
    <style:style style:name="T45" style:parent-style-name="Standardnípísmoodstavce" style:family="text">
      <style:text-properties style:font-name="Arial" style:font-name-complex="Arial"/>
    </style:style>
    <style:style style:name="T46" style:parent-style-name="Standardnípísmoodstavce" style:family="text">
      <style:text-properties style:font-name="Arial" style:font-name-complex="Arial"/>
    </style:style>
    <style:style style:name="T47" style:parent-style-name="Standardnípísmoodstavce" style:family="text">
      <style:text-properties style:font-name="Arial" style:font-name-complex="Arial"/>
    </style:style>
    <style:style style:name="T48" style:parent-style-name="Standardnípísmoodstavce" style:family="text">
      <style:text-properties style:font-name="Arial" style:font-name-complex="Arial" fo:font-weight="bold" style:font-weight-asian="bold"/>
    </style:style>
    <style:style style:name="T49" style:parent-style-name="Standardnípísmoodstavce" style:family="text">
      <style:text-properties style:font-name="Arial" style:font-name-complex="Arial" fo:font-weight="bold" style:font-weight-asian="bold"/>
    </style:style>
    <style:style style:name="T50" style:parent-style-name="Standardnípísmoodstavce" style:family="text">
      <style:text-properties style:font-name="Arial" style:font-name-complex="Arial" fo:font-weight="bold" style:font-weight-asian="bold"/>
    </style:style>
    <style:style style:name="T51" style:parent-style-name="Standardnípísmoodstavce" style:family="text">
      <style:text-properties style:font-name="Arial" style:font-name-complex="Arial" fo:font-weight="bold" style:font-weight-asian="bold"/>
    </style:style>
    <style:style style:name="T52" style:parent-style-name="Standardnípísmoodstavce" style:family="text">
      <style:text-properties style:font-name="Arial" style:font-name-complex="Arial" fo:font-weight="bold" style:font-weight-asian="bold"/>
    </style:style>
    <style:style style:name="P53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54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55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56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57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58" style:parent-style-name="Normální" style:family="paragraph">
      <style:paragraph-properties fo:text-align="justify" fo:text-indent="0.4916in"/>
    </style:style>
    <style:style style:name="T59" style:parent-style-name="Standardnípísmoodstavce" style:family="text">
      <style:text-properties style:font-name="Arial" style:font-name-complex="Arial"/>
    </style:style>
    <style:style style:name="T60" style:parent-style-name="Standardnípísmoodstavce" style:family="text">
      <style:text-properties style:font-name="Arial" style:font-name-complex="Arial"/>
    </style:style>
    <style:style style:name="T61" style:parent-style-name="Standardnípísmoodstavce" style:family="text">
      <style:text-properties style:font-name="Arial" style:font-name-complex="Arial"/>
    </style:style>
    <style:style style:name="T62" style:parent-style-name="Standardnípísmoodstavce" style:family="text">
      <style:text-properties style:font-name="Arial" style:font-name-complex="Arial"/>
    </style:style>
    <style:style style:name="T63" style:parent-style-name="Standardnípísmoodstavce" style:family="text">
      <style:text-properties style:font-name="Arial" style:font-name-complex="Arial"/>
    </style:style>
    <style:style style:name="T64" style:parent-style-name="Standardnípísmoodstavce" style:family="text">
      <style:text-properties style:font-name="Arial" style:font-name-complex="Arial"/>
    </style:style>
    <style:style style:name="T65" style:parent-style-name="Standardnípísmoodstavce" style:family="text">
      <style:text-properties style:font-name="Arial" style:font-name-complex="Arial"/>
    </style:style>
    <style:style style:name="T66" style:parent-style-name="Standardnípísmoodstavce" style:family="text">
      <style:text-properties style:font-name="Arial" style:font-name-complex="Arial"/>
    </style:style>
    <style:style style:name="T67" style:parent-style-name="Standardnípísmoodstavce" style:family="text">
      <style:text-properties style:font-name="Arial" style:font-name-complex="Arial"/>
    </style:style>
    <style:style style:name="T68" style:parent-style-name="Standardnípísmoodstavce" style:family="text">
      <style:text-properties style:font-name="Arial" style:font-name-complex="Arial"/>
    </style:style>
    <style:style style:name="T69" style:parent-style-name="Standardnípísmoodstavce" style:family="text">
      <style:text-properties style:font-name="Arial" style:font-name-complex="Arial"/>
    </style:style>
    <style:style style:name="T70" style:parent-style-name="Standardnípísmoodstavce" style:family="text">
      <style:text-properties style:font-name="Arial" style:font-name-complex="Arial"/>
    </style:style>
    <style:style style:name="T71" style:parent-style-name="Standardnípísmoodstavce" style:family="text">
      <style:text-properties style:font-name="Arial" style:font-name-complex="Arial"/>
    </style:style>
    <style:style style:name="T72" style:parent-style-name="Standardnípísmoodstavce" style:family="text">
      <style:text-properties style:font-name="Arial" style:font-name-complex="Arial"/>
    </style:style>
    <style:style style:name="T73" style:parent-style-name="Standardnípísmoodstavce" style:family="text">
      <style:text-properties style:font-name="Arial" style:font-name-complex="Arial"/>
    </style:style>
    <style:style style:name="T74" style:parent-style-name="Standardnípísmoodstavce" style:family="text">
      <style:text-properties style:font-name="Arial" style:font-name-complex="Arial"/>
    </style:style>
    <style:style style:name="T75" style:parent-style-name="Standardnípísmoodstavce" style:family="text">
      <style:text-properties style:font-name="Arial" style:font-name-complex="Arial"/>
    </style:style>
    <style:style style:name="T76" style:parent-style-name="Standardnípísmoodstavce" style:family="text">
      <style:text-properties style:font-name="Arial" style:font-name-complex="Arial"/>
    </style:style>
    <style:style style:name="T77" style:parent-style-name="Standardnípísmoodstavce" style:family="text">
      <style:text-properties style:font-name="Arial" style:font-name-complex="Arial"/>
    </style:style>
    <style:style style:name="T78" style:parent-style-name="Standardnípísmoodstavce" style:family="text">
      <style:text-properties style:font-name="Arial" style:font-name-complex="Arial" fo:font-weight="bold" style:font-weight-asian="bold"/>
    </style:style>
    <style:style style:name="T79" style:parent-style-name="Standardnípísmoodstavce" style:family="text">
      <style:text-properties style:font-name="Arial" style:font-name-complex="Arial" fo:font-weight="bold" style:font-weight-asian="bold"/>
    </style:style>
    <style:style style:name="T80" style:parent-style-name="Standardnípísmoodstavce" style:family="text">
      <style:text-properties style:font-name="Arial" style:font-name-complex="Arial" fo:font-weight="bold" style:font-weight-asian="bold"/>
    </style:style>
    <style:style style:name="T81" style:parent-style-name="Standardnípísmoodstavce" style:family="text">
      <style:text-properties style:font-name="Arial" style:font-name-complex="Arial" fo:font-weight="bold" style:font-weight-asian="bold"/>
    </style:style>
    <style:style style:name="P82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83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84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85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86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87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88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89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90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91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92" style:parent-style-name="Normální" style:family="paragraph">
      <style:paragraph-properties fo:text-align="center"/>
      <style:text-properties style:font-name="Arial" style:font-name-complex="Arial"/>
    </style:style>
    <style:style style:name="P93" style:parent-style-name="Normální" style:family="paragraph">
      <style:paragraph-properties fo:text-align="center"/>
      <style:text-properties style:font-name="Arial" style:font-name-complex="Arial"/>
    </style:style>
    <style:style style:name="P94" style:parent-style-name="Normální" style:family="paragraph">
      <style:paragraph-properties fo:text-align="center">
        <style:tab-stops>
          <style:tab-stop style:type="left" style:position="-3.375in"/>
        </style:tab-stops>
      </style:paragraph-properties>
      <style:text-properties style:font-name="Arial" style:font-name-complex="Arial"/>
    </style:style>
    <style:style style:name="P95" style:parent-style-name="Normální" style:family="paragraph">
      <style:text-properties style:font-name="Arial" style:font-name-complex="Arial"/>
    </style:style>
    <style:style style:name="P96" style:parent-style-name="Normální" style:family="paragraph">
      <style:text-properties style:font-name="Arial" style:font-name-complex="Arial"/>
    </style:style>
    <style:style style:name="P97" style:parent-style-name="Normální" style:family="paragraph">
      <style:paragraph-properties style:text-autospace="none"/>
      <style:text-properties style:font-name="Arial" style:font-name-asian="Calibri" style:font-name-complex="Arial" style:language-asian="en" style:country-asian="US"/>
    </style:style>
    <style:style style:name="P98" style:parent-style-name="Normální" style:family="paragraph">
      <style:paragraph-properties style:text-autospace="none"/>
      <style:text-properties style:font-name="Arial" style:font-name-asian="Calibri" style:font-name-complex="Arial" style:language-asian="en" style:country-asian="US"/>
    </style:style>
    <style:style style:name="P99" style:parent-style-name="Normální" style:family="paragraph">
      <style:paragraph-properties style:text-autospace="none"/>
      <style:text-properties style:font-name="Arial" style:font-name-asian="Calibri" style:font-name-complex="Arial" style:language-asian="en" style:country-asian="US"/>
    </style:style>
    <style:style style:name="P100" style:parent-style-name="Normální" style:family="paragraph">
      <style:paragraph-properties style:text-autospace="none"/>
      <style:text-properties style:font-name="Arial" style:font-name-asian="Calibri" style:font-name-complex="Arial" style:language-asian="en" style:country-asian="US"/>
    </style:style>
    <style:style style:name="P101" style:parent-style-name="Normální" style:family="paragraph">
      <style:paragraph-properties style:text-autospace="none"/>
      <style:text-properties style:font-name="Arial" style:font-name-asian="Calibri" style:font-name-complex="Arial" style:language-asian="en" style:country-asian="US"/>
    </style:style>
    <style:style style:name="T102" style:parent-style-name="Standardnípísmoodstavce" style:family="text">
      <style:text-properties style:font-name="Arial" style:font-name-asian="Calibri" style:font-name-complex="Arial" style:language-asian="en" style:country-asian="US"/>
    </style:style>
    <style:style style:name="T103" style:parent-style-name="Standardnípísmoodstavce" style:family="text">
      <style:text-properties style:font-name="Arial" style:font-name-asian="Calibri" style:font-name-complex="Arial" style:language-asian="en" style:country-asian="US"/>
    </style:style>
    <style:style style:name="T104" style:parent-style-name="Standardnípísmoodstavce" style:family="text">
      <style:text-properties style:font-name="Arial" style:font-name-asian="Calibri" style:font-name-complex="Arial" style:language-asian="en" style:country-asian="US"/>
    </style:style>
    <style:style style:name="P105" style:parent-style-name="Normální" style:family="paragraph">
      <style:text-properties style:font-name="Arial" style:font-name-complex="Arial"/>
    </style:style>
    <style:style style:name="P106" style:parent-style-name="Normální" style:family="paragraph">
      <style:text-properties style:font-name="Arial" style:font-name-complex="Arial"/>
    </style:style>
  </office:automatic-styles>
  <office:body>
    <office:text text:use-soft-page-breaks="true">
      <text:p text:style-name="P1"><text:s/>Veřejný ochránce práv</text:p>
      <text:p text:style-name="Normální"><text:span text:style-name="T2">JUDr. Pavel Varvařovský</text:span></text:p>
      <text:p text:style-name="P3"/>
      <text:p text:style-name="P4">V Brně dne<text:s/>3. prosince<text:s/>2012</text:p>
      <text:p text:style-name="P5"><text:s text:c="9"/>Sp. zn.: 18/2012/NZ/LT</text:p>
      <text:p text:style-name="P6"/>
      <text:p text:style-name="P7">Vaše č.j.: KRPB-163690-4/ČJ-2012-0600PZ</text:p>
      <text:p text:style-name="P8"/>
      <text:p text:style-name="P9"/>
      <text:p text:style-name="P10">Vážený pane řediteli,<text:s/></text:p>
      <text:p text:style-name="P11"/>
      <text:p text:style-name="P12">dne 30. května 2012 proběhla ve smyslu ustanovení § 1 odst. 3<text:s/>a<text:s/>4. písm. b) ve spojení s ustanovením § 15 zákona č. 349/1999 Sb., o veřejném ochránci práv, ve znění pozdějších předpisů, neohlášená systematická návštěva policejních cel Pohotovostního a eskortního oddělení, Příční 31, 602 00 Brno,<text:s/>zřízených při Krajském ředitelství policie Jihomoravského kraje, Kounicova 24, 611 32 Brno.<text:s/>Dne 25. června 2012 Vám byla zaslána<text:s/>zpráva z této návštěvy,<text:s/>která obsahovala zjištění z návštěvy a doporučení k nápravě.<text:s/></text:p>
      <text:p text:style-name="P13"/>
      <text:p text:style-name="P14">Dne 25. července a 21. srpna 2012 jsem obdržel Vaše vyjádření k mé<text:s/>zprávě.<text:s/>Uvedl jste, že má doporučení k bodům<text:s/>č.<text:s/>1-7, 9, 11, 13,<text:s/>15-19<text:s/>byla realizována, respektive<text:s/>jaká vhodná opatření byla přijata, když ekonomické důvody brání<text:s/>jejich<text:s/>bezodkladné<text:s/>realizaci (body č. 1 a 5). K doporučení<text:s/>uvedenému<text:s/>v bodu<text:s/>č.<text:s/>12<text:s/>jste uvedl,<text:s/>že bude<text:s/>realizováno<text:s/>v závislosti na přání umístěné osoby a vyhodnocení ze strany policie. S mým<text:s/>doporučením k bodu<text:s/>č. 10<text:s/>jste nesouhlasil. Taktéž jste vyjádřil nesouhlas s mým hodnocením<text:s/>odebrání zdravotní pomůcky, jež se týká<text:s/>bodu č. 14.<text:s/></text:p>
      <text:p text:style-name="P15"/>
      <text:p text:style-name="P16">Dne 26. září 2012<text:s/>proběhla druhá návštěva cel s cílem ověřit realizaci přijatých doporučení.<text:s/>Níže uvedené vychází ze zjištění z této<text:s/>druhé návštěvy, případně je výrazem reflexe Vašeho<text:s/>písemného<text:s/>vyjádření<text:s/>ze dne 25.<text:s/>července 2012.</text:p>
      <text:p text:style-name="P17"/>
      <text:p text:style-name="P18">Bylo zjištěno, že doporučení k bodům č. 3, 4, 9, 13 16,<text:s/>18 byla realizována.<text:s/></text:p>
      <text:p text:style-name="P19"/>
      <text:p text:style-name="P20"><text:span text:style-name="T21">K bodu č. 2 chci uvést, že oceňuji realizaci požadavku CPT a zpřístupnění uzavřeného dvorku umístěným osobám za účelem pobytu na čerstvém vzduchu, respektive denním světle. V této souvislosti bych přivítal, aby byli umístění průkazným způsobem s touto možností seznamováni, a aby bylo stanoveno, jak dlouho mohou na dvorku pobývat. Současně by ve služebních pomůckách mělo být evidováno, zda a jak dlouho na dvorku pobývali.<text:s/></text:span><text:span text:style-name="T22">Do</text:span><text:span text:style-name="T23">poručuji proto doplnit formulář</text:span><text:span text:style-name="T24"><text:s/>Poučení o informaci, že umístěný má možn</text:span><text:span text:style-name="T25">o</text:span><text:span text:style-name="T26">st pobývat na čerstvém vzduchu,<text:s/></text:span><text:span text:style-name="T27">jak dlouho, a<text:s/></text:span><text:span text:style-name="T28">individuálně<text:s/></text:span><text:span text:style-name="T29">evidovat údaj o pobytu</text:span><text:span text:style-name="T30"><text:s/>na dvorku</text:span><text:span text:style-name="T31">.<text:s/></text:span></text:p>
      <text:p text:style-name="P32"/>
      <text:p text:style-name="P33"><text:span text:style-name="T34">K doporučení uvedenému v bodu č. 6 musím i přes ujištění, že umístěnému bude vydávána papírová rouška a prostěradlo</text:span><text:span text:style-name="T35">,<text:s/></text:span><text:span text:style-name="T36">uvést následující. P</text:span><text:span text:style-name="T37">ři druhé návštěvě<text:s/></text:span><text:span text:style-name="T38">bylo<text:s/></text:span><text:span text:style-name="T39">zjištěno, že<text:s/></text:span><text:span text:style-name="T40">u</text:span><text:span text:style-name="T41">místěný<text:s/></text:span><text:span text:style-name="T42">občan Lotyška</text:span><text:span text:style-name="T43"><text:s/></text:span><text:span text:style-name="T44">obdržel<text:s/></text:span><text:span text:style-name="T45">pouze jedno prostěradlo. Na toto pochybení byli policisté<text:s/></text:span><text:span text:style-name="T46">okamžitě<text:s/></text:span><text:span text:style-name="T47">upozorněni.<text:s/></text:span><text:span text:style-name="T48">Doporučuji přijmout takové systémové opatření, v jehož důsledku b</text:span><text:span text:style-name="T49">ude umístěným vydávána rouška a </text:span><text:span text:style-name="T50">prostěradlo</text:span><text:span text:style-name="T51">,</text:span><text:span text:style-name="T52"><text:s/>či dvě prostěradla.<text:s/></text:span></text:p>
      <text:p text:style-name="P53"/>
      <text:soft-page-break/>
      <text:p text:style-name="P54">K bodu č. 7 uvádím, že z důvodu kontroly<text:s/>praní dek v dvouměsíčním intervalu<text:s/>by měla být na oddělení dostupná evidence praní dek.<text:s/></text:p>
      <text:p text:style-name="P55"/>
      <text:p text:style-name="P56">K bodu č. 10 uvádím, že netrvám na vydávání celé role toaletního papíru. Nicméně vydávání množství toaletního papíru dostačujícího pouze k provedení hygieny po vykonání jedné potřeby staví umístěného do pozice „ostražitého logistika“, jenž musí v dostatečném předstihu požádat o vydání dalšího toaletního papíru, aby se nedostal do svízelné situace. Proto doporučuji vydávat toaletní papír v množství větším, než malém.<text:s/></text:p>
      <text:p text:style-name="P57"/>
      <text:p text:style-name="P58"><text:span text:style-name="T59">K problematice vyrozumívání umístěných<text:s/></text:span><text:span text:style-name="T60">o možnosti osprchování uvedené<text:s/></text:span><text:span text:style-name="T61">v bodě č. 12 uvádím, že osoba, která o možnosti osprchovat se neví,<text:s/></text:span><text:span text:style-name="T62">může o </text:span><text:span text:style-name="T63">osprchování těžko<text:s/></text:span><text:span text:style-name="T64">požádat. To, že budou<text:s/></text:span><text:span text:style-name="T65">všichni umístění vyrozumíváni o </text:span><text:span text:style-name="T66">možnosti osprchovat se, n</text:span><text:span text:style-name="T67">eznamená, že jí</text:span><text:span text:style-name="T68"><text:s/>všichni umístění využijí. Respektive</text:span><text:span text:style-name="T69">,</text:span><text:span text:style-name="T70"><text:s/>že policisté nebudou dělat nic jiného, než navádět umístěné do sprchy</text:span><text:span text:style-name="T71">, a</text:span><text:span text:style-name="T72"><text:s/>že<text:s/></text:span><text:span text:style-name="T73">spotřeba vody<text:s/></text:span><text:span text:style-name="T74">oddělení<text:s/></text:span><text:span text:style-name="T75">ekonomicky zruinuje. Samozřejmě v konečném důsledku bude záležet na individuálním zvážení policistů, zda konkrétní osobě osprchování umožní, např. s ohledem</text:span><text:span text:style-name="T76"><text:s/>na délku umístění osoby v cele</text:span><text:span text:style-name="T77"><text:s/>atd.<text:s/></text:span><text:span text:style-name="T78">Doporučuji proto doplnit formulář Poučení o informaci, že<text:s/></text:span><text:span text:style-name="T79">je možno požádat o osprchování a individuálně evidovat údaj o<text:s/></text:span><text:span text:style-name="T80">požádání, respektive<text:s/></text:span><text:span text:style-name="T81">využití této možnosti.<text:s/></text:span></text:p>
      <text:p text:style-name="P82"/>
      <text:p text:style-name="P83">K bodu č. 14 pouze uvádím, že pokud byl k odebrání francouzské hole jakožto zdravotní pomůcky zvláštní důvod, měl být uveden v dokumentaci,<text:s/>aby bylo vyhověno požadavku ustanovení<text:s/>29 § odst. 1 ZP.<text:s/></text:p>
      <text:p text:style-name="P84"/>
      <text:p text:style-name="P85">Vážený pane řediteli, i přes výše uvedené si Vás dovoluji informovat o tom, že<text:s/>Vaše vyjádření<text:s/>a<text:s/>opatření přijatá na základě mé<text:s/>zprávy<text:s/>považuji za dostatečná, a proto i na základě mé druhé návštěvy<text:s/>tuto systematickou návštěvu uzavírám.<text:s/>Pokud se i přesto budete chtít k mým zjištěním a doporučením vyjádřit, uvítám to.</text:p>
      <text:p text:style-name="P86"/>
      <text:p text:style-name="P87">Děkuji za spolupráci.<text:s/></text:p>
      <text:p text:style-name="P88"/>
      <text:p text:style-name="P89">S pozdravem<text:s/></text:p>
      <text:p text:style-name="P90"/>
      <text:p text:style-name="P91"/>
      <text:p text:style-name="P92"><text:tab/><text:tab/><text:tab/><text:tab/>JUDr. Pavel <text:s text:c="2"/>V a r v a ř o v s k ý <text:s text:c="2"/>v. r.</text:p>
      <text:p text:style-name="P93"><text:tab/><text:tab/><text:tab/><text:tab/>(dopis je opatřen elektronickým podpisem)</text:p>
      <text:p text:style-name="P94"/>
      <text:p text:style-name="P95"/>
      <text:p text:style-name="P96"/>
      <text:p text:style-name="P97">Vážený pan</text:p>
      <text:p text:style-name="P98">plk. Mgr. Tomáš<text:s/>Kužel</text:p>
      <text:p text:style-name="P99">ředitel</text:p>
      <text:p text:style-name="P100">Krajské ředitelství policie<text:s/>Jihomoravského kraje</text:p>
      <text:p text:style-name="P101">Kounicova 24</text:p>
      <text:p text:style-name="Normální"><text:span text:style-name="T102">611 32<text:s/></text:span><text:span text:style-name="T103"><text:s/></text:span><text:span text:style-name="T104">Brno</text:span></text:p>
      <text:p text:style-name="P105"/>
      <text:p text:style-name="P106"/>
      <text:p text:style-name="ginis1">Údolní 39</text:p>
      <text:p text:style-name="ginis1">602 00 Brno</text:p>
      <text:p text:style-name="ginis1">tel: (+420) 542 542 888, fax: (+420) 542 542 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andardnípísmoodstavce" style:display-name="Standardní písmo odstavce" style:family="text"/>
    <style:style style:name="ginis1" style:display-name="ginis1" style:family="paragraph" style:parent-style-name="Normální">
      <style:paragraph-properties fo:text-align="center"/>
      <style:text-properties style:font-name="Arial" fo:font-size="9pt" style:font-size-asian="9pt" style:font-size-complex="10pt" fo:hyphenate="false"/>
    </style:style>
    <style:style style:name="Silné" style:display-name="Silné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omecek</meta:initial-creator>
    <dc:creator>Bádrová Pavlína Mgr.</dc:creator>
    <meta:creation-date>2017-10-04T08:28:00Z</meta:creation-date>
    <dc:date>2017-10-04T08:28:00Z</dc:date>
    <meta:print-date>2012-12-03T09:23:00Z</meta:print-date>
    <meta:template xlink:href="Normal" xlink:type="simple"/>
    <meta:editing-cycles>2</meta:editing-cycles>
    <meta:editing-duration>PT0S</meta:editing-duration>
    <meta:document-statistic meta:page-count="2" meta:paragraph-count="9" meta:word-count="684" meta:character-count="4712" meta:row-count="33" meta:non-whitespace-character-count="4037"/>
  </office:meta>
</office:document-meta>
</file>